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3.568cm" fo:min-width="3.318cm" draw:shadow="hidden" loext:decorative="false"/>
    </style:style>
    <style:style style:name="gr3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1.338cm" fo:min-width="3.466cm" loext:decorative="false"/>
    </style:style>
    <style:style style:name="gr4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1.338cm" fo:min-width="3.466cm" loext:decorative="false"/>
    </style:style>
    <style:style style:name="gr5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5.358cm" fo:min-width="1.745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5.359cm" fo:min-width="2.118cm" loext:decorative="false"/>
    </style:style>
    <style:style style:name="gr7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1.338cm" fo:min-width="3.467cm" loext:decorative="false"/>
    </style:style>
    <style:style style:name="gr8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1.337cm" fo:min-width="3.467cm" loext:decorative="false"/>
    </style:style>
    <style:style style:name="gr9" style:family="graphic" style:parent-style-name="standard">
      <style:graphic-properties draw:stroke="none" draw:fill="solid" draw:fill-color="#780373" draw:textarea-horizontal-align="justify" draw:textarea-vertical-align="middle" draw:auto-grow-height="false" fo:min-height="1.337cm" fo:min-width="3.467cm" loext:decorative="false"/>
    </style:style>
    <style:style style:name="P1" style:family="paragraph">
      <loext:graphic-properties draw:fill="solid" draw:fill-color="#a1467e"/>
      <style:paragraph-properties fo:text-align="center"/>
    </style:style>
    <style:style style:name="P2" style:family="paragraph">
      <loext:graphic-properties draw:fill="solid" draw:fill-color="#78037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path draw:style-name="gr2" draw:text-style-name="P1" draw:layer="layout" svg:width="5.048cm" svg:height="5.046cm" svg:x="0.365cm" svg:y="0.365cm" svg:viewBox="0 0 5049 5047" svg:d="M5049 5047h-5041c-5-93-8-185-8-278 0-837 220-1660 639-2385 418-725 1020-1327 1745-1745 725-419 1548-639 2385-639 93 0 187 3 280 8z">
            <text:p/>
          </draw:path>
          <draw:g draw:style-name="gr1">
            <draw:custom-shape draw:style-name="gr3" draw:text-style-name="P1" draw:layer="layout" svg:width="5.608cm" svg:height="2.244cm" draw:transform="rotate (-3.14159265358979) translate (5.975cm 9.74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2" draw:layer="layout" svg:width="5.608cm" svg:height="2.244cm" draw:transform="rotate (-3.14159265358979) translate (5.975cm 9.14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5.608cm" svg:height="2.244cm" draw:transform="rotate (-3.14159265358979) translate (5.975cm 8.379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5" draw:text-style-name="P1" draw:layer="layout" svg:width="2.245cm" svg:height="5.608cm" draw:transform="rotate (-1.5707963267949) translate (5.975cm 5.0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 draw:style-name="gr1">
              <draw:custom-shape draw:style-name="gr6" draw:text-style-name="P1" draw:layer="layout" svg:width="2.618cm" svg:height="5.609cm" svg:x="5.041cm" svg:y="0.36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" draw:text-style-name="P2" draw:layer="layout" svg:width="5.609cm" svg:height="2.244cm" draw:transform="rotate (-1.5707963267949) translate (8.779cm 0.365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custom-shape draw:style-name="gr8" draw:text-style-name="P1" draw:layer="layout" svg:width="5.609cm" svg:height="2.243cm" draw:transform="rotate (1.5707963267949) translate (7.121cm 5.97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2" draw:layer="layout" svg:width="5.609cm" svg:height="2.243cm" draw:transform="rotate (1.5707963267949) translate (7.729cm 5.97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Mono" svg:font-family="'Liberation Mono', 'Courier New', 'DejaVu Sans Mono', Monac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3T05:11:25.894117000</meta:creation-date>
    <dc:date>2025-12-23T05:52:48.542979000</dc:date>
    <meta:editing-duration>PT31M5S</meta:editing-duration>
    <meta:editing-cycles>5</meta:editing-cycles>
    <meta:generator>LibreOffice/25.2.2.2$MacOSX_AARCH64 LibreOffice_project/7370d4be9e3cf6031a51beef54ff3bda878e3fac</meta:generator>
    <meta:document-statistic meta:object-count="12"/>
  </office:meta>
</office:document-meta>
</file>